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Tabelle1.Q39" table:end-x="0.993cm" table:end-y="0.275cm" draw:z-index="0" draw:style-name="gr1" svg:width="23cm" svg:height="13cm" svg:x="0.575cm" svg:y="0.392cm">
              <draw:object draw:notify-on-update-of-ranges="Tabelle1.D13:Tabelle1.D13 Tabelle1.D14:Tabelle1.D22 Tabelle1.C14:Tabelle1.C22 Tabelle1.E13:Tabelle1.E13 Tabelle1.E14:Tabelle1.E22 Tabelle1.C14:Tabelle1.C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ine Ports</text:p>
          </table:table-cell>
          <table:table-cell office:value-type="string">
            <text:p>mit Resampling</text:p>
          </table:table-cell>
          <table:table-cell office:value-type="string">
            <text:p>ohne Resampl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0.15">
            <text:p>10,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.21">
            <text:p>19,2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37.96">
            <text:p>37,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75.78">
            <text:p>75,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98.14">
            <text:p>98,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office:value-type="float" office:value="100">
            <text:p>100</text:p>
          </table:table-cell>
          <table:table-cell office:value-type="float" office:value="6.71">
            <text:p>6,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">
            <text:p>256</text:p>
          </table:table-cell>
          <table:table-cell office:value-type="float" office:value="100">
            <text:p>100</text:p>
          </table:table-cell>
          <table:table-cell office:value-type="float" office:value="17.81">
            <text:p>17,81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0">10.06.2008</text:date>, <text:time>11:16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Thomas Plotkowiak</meta:initial-creator>
    <meta:creation-date>2008-06-02T01:13:09</meta:creation-date>
    <dc:creator>plotti plotti</dc:creator>
    <dc:date>2008-06-10T11:16:43</dc:date>
    <meta:editing-cycles>2</meta:editing-cycles>
    <meta:editing-duration>PT21M37S</meta:editing-duration>
    <meta:user-defined meta:name="Info 1"/>
    <meta:user-defined meta:name="Info 2"/>
    <meta:user-defined meta:name="Info 3"/>
    <meta:user-defined meta:name="Info 4"/>
    <meta:document-statistic meta:table-count="3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2pt" style:font-size-asian="10.8999996185303pt" style:font-size-complex="10.8999996185303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.3193302154541pt" style:font-size-asian="12.3193302154541pt" style:font-size-complex="12.3193302154541pt"/>
    </style:style>
    <style:style style:name="ch6" style:family="chart">
      <style:chart-properties style:rotation-angle="90"/>
      <style:text-properties fo:font-family="'Palatino Linotype'" style:font-style-name="Standard" style:font-family-generic="roman" fo:font-size="12.3193302154541pt" style:font-size-asian="12.3193302154541pt" style:font-size-complex="12.3193302154541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0000" draw:fill-color="#00000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dash" draw:stroke-dash="Fine_20_Dashed_20__28_var_29_" svg:stroke-color="#000000" draw:fill-color="#00000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3.001cm" svg:height="13.001cm" chart:class="chart:scatter" chart:style-name="ch1">
        <chart:legend chart:legend-position="end" svg:x="11.777cm" svg:y="4.737cm" chart:style-name="ch2"/>
        <chart:plot-area chart:style-name="ch3" table:cell-range-address="Tabelle1.C14:Tabelle1.E22 Tabelle1.D13:Tabelle1.E22 Tabelle1.C13:Tabelle1.C13" chart:data-source-has-labels="row" svg:x="0.575cm" svg:y="1.206cm" svg:width="21.809cm" svg:height="11.286cm">
          <chart:axis chart:dimension="x" chart:name="primary-x" chart:style-name="ch4">
            <chart:title svg:x="9.415cm" svg:y="11.885cm" chart:style-name="ch5">
              <text:p>Anzahl der Abgemischten Kanäle</text:p>
            </chart:title>
          </chart:axis>
          <chart:axis chart:dimension="y" chart:name="primary-y" chart:style-name="ch4">
            <chart:title svg:x="0.457cm" svg:y="7.632cm" chart:style-name="ch6">
              <text:p>CPU-Belastung</text:p>
            </chart:title>
            <chart:grid chart:style-name="ch7" chart:class="major"/>
          </chart:axis>
          <chart:series chart:style-name="ch8" chart:values-cell-range-address="Tabelle1.D14:Tabelle1.D22" chart:label-cell-address="Tabelle1.D13:Tabelle1.D13" chart:class="chart:scatter">
            <chart:domain table:cell-range-address="Tabelle1.C14:Tabelle1.C22"/>
            <chart:data-point chart:repeated="9"/>
          </chart:series>
          <chart:series chart:style-name="ch9" chart:values-cell-range-address="Tabelle1.E14:Tabelle1.E22" chart:label-cell-address="Tabelle1.E13:Tabelle1.E13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mit Resampling</text:p>
              </table:table-cell>
              <table:table-cell office:value-type="string">
                <text:p>ohne Resampling</text:p>
              </table:table-cell>
            </table:table-row>
          </table:table-header-rows>
          <table:table-rows>
            <table:table-row>
              <table:table-cell office:value-type="string">
                <text:p>Zeile 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2">
                <text:p>2</text:p>
              </table:table-cell>
              <table:table-cell office:value-type="float" office:value="10.15">
                <text:p>1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4">
                <text:p>4</text:p>
              </table:table-cell>
              <table:table-cell office:value-type="float" office:value="19.21">
                <text:p>19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7</text:p>
              </table:table-cell>
              <table:table-cell office:value-type="float" office:value="8">
                <text:p>8</text:p>
              </table:table-cell>
              <table:table-cell office:value-type="float" office:value="37.96">
                <text:p>37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8</text:p>
              </table:table-cell>
              <table:table-cell office:value-type="float" office:value="16">
                <text:p>16</text:p>
              </table:table-cell>
              <table:table-cell office:value-type="float" office:value="75.78">
                <text:p>75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9</text:p>
              </table:table-cell>
              <table:table-cell office:value-type="float" office:value="32">
                <text:p>32</text:p>
              </table:table-cell>
              <table:table-cell office:value-type="float" office:value="98.14">
                <text:p>98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20</text:p>
              </table:table-cell>
              <table:table-cell office:value-type="float" office:value="64">
                <text:p>64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21</text:p>
              </table:table-cell>
              <table:table-cell office:value-type="float" office:value="128">
                <text:p>128</text:p>
              </table:table-cell>
              <table:table-cell office:value-type="float" office:value="100">
                <text:p>100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Zeile 22</text:p>
              </table:table-cell>
              <table:table-cell office:value-type="float" office:value="256">
                <text:p>256</text:p>
              </table:table-cell>
              <table:table-cell office:value-type="float" office:value="100">
                <text:p>100</text:p>
              </table:table-cell>
              <table:table-cell office:value-type="float" office:value="17.81">
                <text:p>17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</office:styles>
</office:document-styles>
</file>